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Georgia"/>
    </style:style>
    <style:style style:name="P2" style:family="paragraph" style:parent-style-name="Quotations">
      <style:paragraph-properties fo:margin-left="0in" fo:margin-right="0in" fo:text-indent="0in" style:auto-text-indent="false"/>
      <style:text-properties style:font-name="Georgia"/>
    </style:style>
    <style:style style:name="P3" style:family="paragraph" style:parent-style-name="Quotations">
      <style:paragraph-properties fo:text-indent="0in" style:auto-text-indent="false"/>
      <style:text-properties style:font-name="Georgia"/>
    </style:style>
    <style:style style:name="P4" style:family="paragraph" style:parent-style-name="Quotations">
      <style:paragraph-properties fo:margin-left="0in" fo:margin-right="0in" fo:text-indent="0in" style:auto-text-indent="false"/>
      <style:text-properties style:font-name="Georgia" officeooo:paragraph-rsid="001a5f21"/>
    </style:style>
    <style:style style:name="P5" style:family="paragraph" style:parent-style-name="Standard">
      <style:text-properties style:font-name="Georgia"/>
    </style:style>
    <style:style style:name="P6" style:family="paragraph" style:parent-style-name="Text_20_body">
      <style:paragraph-properties fo:margin-left="0in" fo:margin-right="0in" fo:text-indent="0in" style:auto-text-indent="false"/>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Letter</text:p>
      <text:h text:style-name="Heading_20_1" text:outline-level="1">Section One -&gt; The Beginning</text:h>
      <text:p text:style-name="P6">Life had little meaning for most. There wasn't a soul who could survive the final days of the Earth. It wasn't anything out of the ordinary. Simply a life not meant to survive beyond anything else. Even though the ancient texts said otherwise:</text:p>
      <text:p text:style-name="P2">Oh what a day<text:line-break/>upon which we stand<text:line-break/>No one can grasp<text:line-break/>that which we put upon</text:p>
      <text:p text:style-name="P3">They say we cannot survive<text:line-break/>all that come our way<text:line-break/>Yet here I am to say<text:line-break/>life wasn't meant to end</text:p>
      <text:p text:style-name="P3">Those who would have you believe<text:line-break/>a turn for the worst<text:line-break/>Could always come about<text:line-break/>that would remain to be seen</text:p>
      <text:p text:style-name="P6">They say life managed to overcome everything. Not everyone understood the writings of the ancient ones. Not everyone could decipher their meaning. It was all to be had from then on out. No one could tell where such writings came from exactly. They had been around for such a long time, were they of man? Were they of a higher being? No one knew.</text:p>
      <text:p text:style-name="P6">All which was known was this, the writings were to be obeyed. Understood. Listened to. Those to whom the writings would fall were under obligation to grasp all they could about them. To ignore the writings meant death.</text:p>
      <text:h text:style-name="Heading_20_1" text:outline-level="1">Section Two -&gt; Finding A New Home</text:h>
      <text:p text:style-name="P2">Live now<text:line-break/>for tomorrow is the end<text:line-break/>never estimate that<text:line-break/>which you cannot find peace</text:p>
      <text:p text:style-name="P6">The words are simple, they say so much to the outside world which is yet to be found among us all. They are waiting for a better horizon in the deep. A smarter calmer sea upon which we will be able to build that which we have lost.</text:p>
      <text:p text:style-name="P6"><text:soft-page-break/>Not everyone understands or grasps what was lost. It comes and goes in waves. Oh what waves which have been destroyed long into the darkest of nights. Yet we will survive beyond that which will come.</text:p>
      <text:p text:style-name="P6">There are those who would have you walk from the paths upon which you are led. The ancient ones speak of this. They warn against such things, all manners of ills which can and will destroy you beyond any and all recognition.</text:p>
      <text:p text:style-name="P6">It is not the fault of those who have gone on before. It is not the fault of those who would have you understand and comprehend that which you should be able to. It is the fault of modern man, those who would want you to believe in that which is not meant to be believed in. Those things which would cause you to shrink at the slightest thought. To shy away from any and all possible reasons to continue forward.</text:p>
      <text:p text:style-name="P6">Did not the ancient ones speak truth to this?</text:p>
      <text:p text:style-name="P4"><text:tab/>Beware of those<text:line-break/><text:tab/>who speak falsehoods<text:line-break/><text:tab/>who cause troubles<text:line-break/><text:tab/>among you</text:p>
      <text:p text:style-name="P4"><text:tab/>They seek only to destroy<text:line-break/><text:tab/>that which is to come<text:line-break/><text:tab/>from all the corners<text:line-break/><text:tab/>of the earth</text:p>
      <text:p text:style-name="P6">Because of troubling times, the ancient ones fled their world. Our world. They left it in search of a new home, somewhere far away from the trials and troubles which they had found. Aliens became their friends. Their own race became their enemies. Those who would accept them into their own solar system and homes, were greeted with joy. Those who were afraid of the ancient ones...well the ancient ones didn't like that. But they had no choice but to continue looking for something better. Something new. A place to rest, a place to lay their heads at night. Earth was no longer their home. There was no turning back.</text:p>
      <text:p text:style-name="P6">Fleeing ones own home is not an easy task. It is dreadful, and scary to say the least. Those brave souls who traveled that great journey knew they would never sear their home again. It is to them we owe everything we have. Without them, we wouldn't have the rich communities and liberties we now enjoy.</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21:28:03.388000000</meta:creation-date>
    <dc:date>2023-11-19T21:29:32.965000000</dc:date>
    <meta:editing-duration>PT1M30S</meta:editing-duration>
    <meta:editing-cycles>1</meta:editing-cycles>
    <meta:document-statistic meta:table-count="0" meta:image-count="0" meta:object-count="0" meta:page-count="2" meta:paragraph-count="19" meta:word-count="643" meta:character-count="3413" meta:non-whitespace-character-count="2781"/>
    <meta:generator>LibreOffice/7.6.2.1$Windows_X86_64 LibreOffice_project/56f7684011345957bbf33a7ee678afaf4d2ba333</meta:generator>
  </office:meta>
</office:document-meta>
</file>